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Open Sans', sans-serif"/>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Text_20_body" style:list-style-name="L1">
      <style:paragraph-properties fo:margin-top="0in" fo:margin-bottom="0.0917in" style:contextual-spacing="false"/>
      <style:text-properties fo:font-variant="normal" fo:text-transform="none" fo:color="#333333" loext:opacity="100%" style:font-name="Montserrat" fo:font-size="10.5500001907349pt" fo:letter-spacing="normal" fo:font-style="normal" fo:font-weight="normal"/>
    </style:style>
    <style:style style:name="P3" style:family="paragraph" style:parent-style-name="Text_20_body" style:list-style-name="L1">
      <style:paragraph-properties fo:margin-top="0in" fo:margin-bottom="0.0917in" style:contextual-spacing="false"/>
      <style:text-properties fo:font-variant="normal" fo:text-transform="none" fo:color="#333333" loext:opacity="100%" style:font-name="Montserrat" fo:font-size="12pt" fo:letter-spacing="normal" fo:font-style="normal" fo:font-weight="normal" style:font-size-asian="12pt" style:font-size-complex="12pt"/>
    </style:style>
    <style:style style:name="T1" style:family="text">
      <style:text-properties officeooo:rsid="000392f2"/>
    </style:style>
    <style:style style:name="T2" style:family="text">
      <style:text-properties officeooo:rsid="000550bb"/>
    </style:style>
    <style:style style:name="T3" style:family="text">
      <style:text-properties fo:font-size="12pt" officeooo:rsid="000550bb" style:font-size-asian="12pt" style:font-size-complex="12pt"/>
    </style:style>
    <text:list-style style:name="L1">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311013979" text:style-name="L1">
        <text:list-header>
          <text:p text:style-name="P2"><text:s/><text:span text:style-name="T3">Jasmin Silva-Nunez </text:span></text:p>
          <text:p text:style-name="P3"/>
        </text:list-header>
        <text:list-item>
          <text:p text:style-name="P3">What does this team member consider his or her strengths? <text:span text:style-name="T1">Strength is multitasking, researching, keeping on top of my mission and learning.</text:span></text:p>
        </text:list-item>
        <text:list-item>
          <text:p text:style-name="P3">What does this team member consider his or her weaknesses? <text:span text:style-name="T1">My ADHD is my weakness and strength.</text:span></text:p>
        </text:list-item>
        <text:list-item>
          <text:p text:style-name="P3">How does this team member feel he or she works best? This could be anything from the time of day he or she likes to work to the type of work he or she likes to do, the resources he or she frequently utilizes, or even the best way to communicate with him or her. <text:span text:style-name="T2">As a team and in the morning.</text:span></text:p>
        </text:list-item>
        <text:list-item>
          <text:p text:style-name="P3">How would the team member like to receive feedback? In an ideal world, feedback would be primarily good - everyone is tackling their assigned tasks with aplomb. But sometimes, things don't run as smoothly. Having a plan in place ahead of time to have these hard conversations is smart! <text:span text:style-name="T2">Love truthful feedback to learn from my mistake.</text:span></text:p>
        </text:list-item>
      </text:list>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Open Sans', sans-serif"/>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5-13T22:07:31.165151766</meta:creation-date>
    <dc:date>2022-05-13T22:51:30.982277630</dc:date>
    <meta:editing-duration>PT12M6S</meta:editing-duration>
    <meta:editing-cycles>1</meta:editing-cycles>
    <meta:document-statistic meta:table-count="0" meta:image-count="0" meta:object-count="0" meta:page-count="1" meta:paragraph-count="6" meta:word-count="166" meta:character-count="885" meta:non-whitespace-character-count="728"/>
    <meta:generator>LibreOffice/7.2.1.2$MacOSX_X86_64 LibreOffice_project/87b77fad49947c1441b67c559c339af8f3517e22</meta:generator>
  </office:meta>
</office:document-meta>
</file>